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369ae" officeooo:paragraph-rsid="001369ae"/>
    </style:style>
    <style:style style:name="P2" style:family="paragraph" style:parent-style-name="Standard" style:list-style-name="L4">
      <style:text-properties officeooo:rsid="0005b7fd" officeooo:paragraph-rsid="0005b7fd"/>
    </style:style>
    <style:style style:name="P3" style:family="paragraph" style:parent-style-name="Standard" style:list-style-name="L4">
      <style:text-properties officeooo:paragraph-rsid="0005b7fd"/>
    </style:style>
    <style:style style:name="P4" style:family="paragraph" style:parent-style-name="Standard" style:list-style-name="L4">
      <style:text-properties officeooo:rsid="0005c966" officeooo:paragraph-rsid="0005c966"/>
    </style:style>
    <style:style style:name="P5" style:family="paragraph" style:parent-style-name="Standard" style:list-style-name="L19">
      <style:text-properties officeooo:paragraph-rsid="00061c8b"/>
    </style:style>
    <style:style style:name="P6" style:family="paragraph" style:parent-style-name="Standard" style:list-style-name="L4">
      <style:text-properties officeooo:rsid="000a86ca" officeooo:paragraph-rsid="000a86ca"/>
    </style:style>
    <style:style style:name="P7" style:family="paragraph" style:parent-style-name="Standard" style:list-style-name="L4">
      <style:text-properties officeooo:rsid="000cb6c9" officeooo:paragraph-rsid="000cb6c9"/>
    </style:style>
    <style:style style:name="P8" style:family="paragraph" style:parent-style-name="Standard" style:list-style-name="L21">
      <style:text-properties officeooo:rsid="000cb6c9" officeooo:paragraph-rsid="000cb6c9"/>
    </style:style>
    <style:style style:name="P9" style:family="paragraph" style:parent-style-name="Standard" style:list-style-name="L19">
      <style:text-properties officeooo:rsid="000cb6c9" officeooo:paragraph-rsid="000cb6c9"/>
    </style:style>
    <style:style style:name="P10" style:family="paragraph" style:parent-style-name="Standard" style:list-style-name="L33">
      <style:text-properties officeooo:rsid="000cb6c9" officeooo:paragraph-rsid="000cb6c9"/>
    </style:style>
    <style:style style:name="P11" style:family="paragraph" style:parent-style-name="Standard" style:list-style-name="L21">
      <style:text-properties officeooo:paragraph-rsid="00061c8b"/>
    </style:style>
    <style:style style:name="P12" style:family="paragraph" style:parent-style-name="Standard" style:list-style-name="L33">
      <style:text-properties officeooo:paragraph-rsid="000a86ca"/>
    </style:style>
    <style:style style:name="P13" style:family="paragraph" style:parent-style-name="Standard" style:list-style-name="L33">
      <style:text-properties officeooo:paragraph-rsid="000d82e9"/>
    </style:style>
    <style:style style:name="P14" style:family="paragraph" style:parent-style-name="Standard" style:list-style-name="L40">
      <style:text-properties officeooo:rsid="000d82e9" officeooo:paragraph-rsid="000d82e9"/>
    </style:style>
    <style:style style:name="P15" style:family="paragraph" style:parent-style-name="Standard" style:list-style-name="L4">
      <style:text-properties officeooo:rsid="000d82e9" officeooo:paragraph-rsid="000d82e9"/>
    </style:style>
    <style:style style:name="P16" style:family="paragraph" style:parent-style-name="Standard" style:list-style-name="L41">
      <style:text-properties officeooo:rsid="000d82e9" officeooo:paragraph-rsid="000d82e9"/>
    </style:style>
    <style:style style:name="P17" style:family="paragraph" style:parent-style-name="Standard" style:list-style-name="L39">
      <style:text-properties officeooo:paragraph-rsid="000d82e9"/>
    </style:style>
    <style:style style:name="P18" style:family="paragraph" style:parent-style-name="Standard" style:list-style-name="L32">
      <style:text-properties officeooo:paragraph-rsid="000cb6c9"/>
    </style:style>
    <style:style style:name="P19" style:family="paragraph" style:parent-style-name="Standard" style:list-style-name="L40">
      <style:text-properties officeooo:paragraph-rsid="000d82e9"/>
    </style:style>
    <style:style style:name="P20" style:family="paragraph" style:parent-style-name="Standard" style:list-style-name="L41">
      <style:text-properties officeooo:rsid="000e0eea" officeooo:paragraph-rsid="000e0eea"/>
    </style:style>
    <style:style style:name="P21" style:family="paragraph" style:parent-style-name="Standard" style:list-style-name="L4">
      <style:text-properties officeooo:rsid="000fc40b" officeooo:paragraph-rsid="000fc40b"/>
    </style:style>
    <style:style style:name="P22" style:family="paragraph" style:parent-style-name="Standard" style:list-style-name="L46">
      <style:text-properties officeooo:rsid="000fc40b" officeooo:paragraph-rsid="000fc40b"/>
    </style:style>
    <style:style style:name="P23" style:family="paragraph" style:parent-style-name="Standard" style:list-style-name="L47">
      <style:text-properties officeooo:rsid="000fc40b" officeooo:paragraph-rsid="000fc40b"/>
    </style:style>
    <style:style style:name="P24" style:family="paragraph" style:parent-style-name="Standard" style:list-style-name="L44">
      <style:text-properties officeooo:paragraph-rsid="000fc40b"/>
    </style:style>
    <style:style style:name="P25" style:family="paragraph" style:parent-style-name="Standard" style:list-style-name="L4">
      <style:text-properties officeooo:rsid="00119d2f" officeooo:paragraph-rsid="00119d2f"/>
    </style:style>
    <style:style style:name="P26" style:family="paragraph" style:parent-style-name="Standard" style:list-style-name="L41">
      <style:text-properties officeooo:rsid="00119d2f" officeooo:paragraph-rsid="00119d2f"/>
    </style:style>
    <style:style style:name="P27" style:family="paragraph" style:parent-style-name="Standard" style:list-style-name="L41">
      <style:text-properties officeooo:rsid="00119d2f" officeooo:paragraph-rsid="001369ae"/>
    </style:style>
    <style:style style:name="P28" style:family="paragraph" style:parent-style-name="Standard" style:list-style-name="L50">
      <style:text-properties officeooo:paragraph-rsid="00119d2f"/>
    </style:style>
    <style:style style:name="P29" style:family="paragraph" style:parent-style-name="Standard" style:list-style-name="L4">
      <style:text-properties officeooo:rsid="0012bb86" officeooo:paragraph-rsid="0012bb86"/>
    </style:style>
    <style:style style:name="P30" style:family="paragraph" style:parent-style-name="Standard" style:list-style-name="L41">
      <style:text-properties officeooo:rsid="0012bb86" officeooo:paragraph-rsid="001369ae"/>
    </style:style>
    <style:style style:name="P31" style:family="paragraph" style:parent-style-name="Standard" style:list-style-name="L41">
      <style:text-properties officeooo:rsid="001369ae" officeooo:paragraph-rsid="001369ae"/>
    </style:style>
    <style:style style:name="P32" style:family="paragraph" style:parent-style-name="Standard" style:list-style-name="L4">
      <style:text-properties officeooo:rsid="001369ae" officeooo:paragraph-rsid="001369ae"/>
    </style:style>
    <style:style style:name="P33" style:family="paragraph" style:parent-style-name="Standard">
      <style:text-properties officeooo:rsid="001369ae" officeooo:paragraph-rsid="001369ae"/>
    </style:style>
    <style:style style:name="T1" style:family="text">
      <style:text-properties officeooo:rsid="0005b7fd"/>
    </style:style>
    <style:style style:name="T2" style:family="text">
      <style:text-properties officeooo:rsid="00061c8b"/>
    </style:style>
    <style:style style:name="T3" style:family="text">
      <style:text-properties officeooo:rsid="000a86ca"/>
    </style:style>
    <style:style style:name="T4" style:family="text">
      <style:text-properties officeooo:rsid="000cb6c9"/>
    </style:style>
    <style:style style:name="T5" style:family="text">
      <style:text-properties officeooo:rsid="000d82e9"/>
    </style:style>
    <style:style style:name="T6" style:family="text">
      <style:text-properties officeooo:rsid="000e0eea"/>
    </style:style>
    <style:style style:name="T7" style:family="text">
      <style:text-properties officeooo:rsid="00119d2f"/>
    </style:style>
    <style:style style:name="T8" style:family="text">
      <style:text-properties officeooo:rsid="001301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7346in" fo:text-indent="-0.25in" fo:margin-left="0.7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4797181061372342" text:style-name="L4">
        <text:list-item>
          <text:p text:style-name="P2">Introduction</text:p>
          <text:list>
            <text:list-item>
              <text:p text:style-name="P3"><text:span text:style-name="T1">Purpose</text:span></text:p>
            </text:list-item>
          </text:list>
        </text:list-item>
      </text:list>
      <text:list xml:id="list6269731630173422757" text:style-name="L44">
        <text:list-item>
          <text:list>
            <text:list-item>
              <text:list>
                <text:list-item>
                  <text:p text:style-name="P24"><text:span text:style-name="T1">The Purpose of this project is to provide a proof of concept for a paper provided by the supervising professor. We will also be implementing the algorithm over a distributed network.</text:span></text:p>
                </text:list-item>
              </text:list>
            </text:list-item>
          </text:list>
        </text:list-item>
      </text:list>
      <text:list xml:id="list5728545864576" text:continue-list="list1404797181061372342" text:style-name="L4">
        <text:list-item>
          <text:list>
            <text:list-item>
              <text:p text:style-name="P21">Description</text:p>
            </text:list-item>
          </text:list>
        </text:list-item>
      </text:list>
      <text:list xml:id="list7320795547016103600" text:style-name="L46">
        <text:list-item>
          <text:p text:style-name="P22">the project goal is to develop this global state monitoring algorithm on Android and IOS. To prove the algorithm works we will fly drones to X amount of GPS locations. The monitor will verify that the drones reach their destination while still remaining in formation.</text:p>
        </text:list-item>
      </text:list>
      <text:list xml:id="list5728499119541" text:continue-list="list5728545864576" text:style-name="L4">
        <text:list-item>
          <text:list>
            <text:list-item>
              <text:p text:style-name="P21">Scope</text:p>
            </text:list-item>
          </text:list>
        </text:list-item>
      </text:list>
      <text:list xml:id="list6108361154255335864" text:style-name="L47">
        <text:list-item>
          <text:list>
            <text:list-item>
              <text:p text:style-name="P23">the scope of this project is to create an easy to use interface that will allow out professor to expand. The end product should allow our professor to develop other applications, and give him a better basis to perform demos. We will also provide him with the working Drone demo that is explained above. To do this we will need to implement his Monitoring algorithm, as well as develop a distributed network among devices to send the data required by the algorithm.</text:p>
            </text:list-item>
          </text:list>
        </text:list-item>
      </text:list>
      <text:list xml:id="list5728099314760" text:continue-list="list5728499119541" text:style-name="L4">
        <text:list-item>
          <text:p text:style-name="P21">Design Principles</text:p>
          <text:list>
            <text:list-item>
              <text:p text:style-name="P21">Distributed Network</text:p>
            </text:list-item>
          </text:list>
        </text:list-item>
      </text:list>
      <text:list xml:id="list1896570662026663559" text:style-name="L50">
        <text:list-item>
          <text:list>
            <text:list-item>
              <text:list>
                <text:list-item>
                  <text:p text:style-name="P28"><text:span text:style-name="T7">Distributed networks is the idea that a network exists between devices with no server. This way devices communicate directly with eachother instead of communicating with a server. </text:span></text:p>
                </text:list-item>
                <text:list-item>
                  <text:p text:style-name="P28"><text:span text:style-name="T7">The benefits of a distributed network mostly have to do with points of failure, in a distributed network is a user drops then the network still exists. While in a Centralized network if the server disconnects all users are disconnected from eachother.</text:span></text:p>
                </text:list-item>
              </text:list>
            </text:list-item>
          </text:list>
        </text:list-item>
      </text:list>
      <text:list xml:id="list5726960781514" text:continue-list="list5728099314760" text:style-name="L4">
        <text:list-item>
          <text:list>
            <text:list-item>
              <text:p text:style-name="P25">Global State Monitoring</text:p>
            </text:list-item>
            <text:list-item>
              <text:p text:style-name="P25">Threads</text:p>
            </text:list-item>
          </text:list>
        </text:list-item>
        <text:list-item>
          <text:p text:style-name="P25">Development Details</text:p>
          <text:list>
            <text:list-item>
              <text:p text:style-name="P25">Language of Implementation</text:p>
              <text:list>
                <text:list-item>
                  <text:p text:style-name="P25">The global state algorithm will be implemented in Java/Swift on Android/IOS. </text:p>
                </text:list-item>
              </text:list>
            </text:list-item>
            <text:list-item>
              <text:p text:style-name="P25">Supported Frameworks/API's</text:p>
              <text:list>
                <text:list-item>
                  <text:p text:style-name="P25"><text:s/></text:p>
                </text:list-item>
              </text:list>
            </text:list-item>
            <text:list-item>
              <text:p text:style-name="P32">Timeline of Critical Components</text:p>
            </text:list-item>
          </text:list>
        </text:list-item>
      </text:list>
      <table:table table:name="Table1" table:style-name="Table1">
        <table:table-column table:style-name="Table1.A" table:number-columns-repeated="2"/>
        <table:table-row>
          <table:table-cell table:style-name="Table1.A1" office:value-type="string">
            <text:p text:style-name="P1">Component</text:p>
          </table:table-cell>
          <table:table-cell table:style-name="Table1.B1" office:value-type="string">
            <text:p text:style-name="P1">Date</text:p>
          </table:table-cell>
        </table:table-row>
        <table:table-row>
          <table:table-cell table:style-name="Table1.A2" office:value-type="string">
            <text:p text:style-name="P1">Global Monitor</text:p>
          </table:table-cell>
          <table:table-cell table:style-name="Table1.B2" office:value-type="string">
            <text:p text:style-name="Table_20_Contents"/>
          </table:table-cell>
        </table:table-row>
        <table:table-row>
          <table:table-cell table:style-name="Table1.A2" office:value-type="string">
            <text:p text:style-name="P1">Distributed Network</text:p>
          </table:table-cell>
          <table:table-cell table:style-name="Table1.B2" office:value-type="string">
            <text:p text:style-name="Table_20_Contents"/>
          </table:table-cell>
        </table:table-row>
        <table:table-row>
          <table:table-cell table:style-name="Table1.A2" office:value-type="string">
            <text:p text:style-name="P1">Drone Pilot</text:p>
          </table:table-cell>
          <table:table-cell table:style-name="Table1.B2" office:value-type="string">
            <text:p text:style-name="Table_20_Contents"/>
          </table:table-cell>
        </table:table-row>
      </table:table>
      <text:p text:style-name="P33"/>
      <text:list xml:id="list5727440311689" text:continue-numbering="true" text:style-name="L4">
        <text:list-item>
          <text:p text:style-name="P7">Component Overview</text:p>
          <text:list>
            <text:list-item>
              <text:p text:style-name="P15">NSD Module</text:p>
              <text:list>
                <text:list-item>
                  <text:p text:style-name="P4">Structure: DeviceInfo</text:p>
                </text:list-item>
              </text:list>
            </text:list-item>
          </text:list>
        </text:list-item>
      </text:list>
      <text:list xml:id="list1180835741332127425" text:style-name="L19">
        <text:list-item>
          <text:p text:style-name="P5"><text:span text:style-name="T2">Used to serialize device information. Data tracked is ip, port, and a DeviceLocation structure.</text:span></text:p>
        </text:list-item>
        <text:list-item>
          <text:p text:style-name="P9">This structure is used as a container to send data across the network</text:p>
        </text:list-item>
        <text:list-item>
          <text:p text:style-name="P9"><text:span text:style-name="T6">Function: </text:span>toString - convert<text:span text:style-name="T6">s</text:span> itself to Json.</text:p>
        </text:list-item>
      </text:list>
      <text:list xml:id="list5727103058948" text:continue-list="list5727440311689" text:style-name="L4">
        <text:list-item>
          <text:list>
            <text:list-item>
              <text:list>
                <text:list-item>
                  <text:p text:style-name="P4">Structure: DeviceLocation</text:p>
                </text:list-item>
              </text:list>
            </text:list-item>
          </text:list>
        </text:list-item>
      </text:list>
      <text:list xml:id="list2953565091959071352" text:style-name="L21">
        <text:list-item>
          <text:list>
            <text:list-item>
              <text:list>
                <text:list-item>
                  <text:list>
                    <text:list-item>
                      <text:p text:style-name="P11"><text:soft-page-break/><text:span text:style-name="T2">Used to keep track of location data of a given device, data tracked is latitude, longitude, altitude, barometer pressure, speed, bearing, accuracy, gravity and linear acceleration.</text:span></text:p>
                    </text:list-item>
                    <text:list-item>
                      <text:p text:style-name="P8">This structure is used as a container to send data across the network</text:p>
                    </text:list-item>
                  </text:list>
                </text:list-item>
              </text:list>
            </text:list-item>
          </text:list>
        </text:list-item>
      </text:list>
      <text:list xml:id="list5728109280217" text:continue-list="list5727103058948" text:style-name="L4">
        <text:list-item>
          <text:list>
            <text:list-item>
              <text:list>
                <text:list-item>
                  <text:p text:style-name="P4">Structure: NetworkPeerIdentifier</text:p>
                </text:list-item>
              </text:list>
            </text:list-item>
          </text:list>
        </text:list-item>
      </text:list>
      <text:list xml:id="list7394852781239935179" text:style-name="L32">
        <text:list-item>
          <text:p text:style-name="P18"><text:span text:style-name="T4">Used to keep track</text:span></text:p>
        </text:list-item>
      </text:list>
      <text:list xml:id="list5727830553286" text:continue-list="list5728109280217" text:style-name="L4">
        <text:list-item>
          <text:list>
            <text:list-item>
              <text:list>
                <text:list-item>
                  <text:p text:style-name="P4">Structure: PayloadObject</text:p>
                </text:list-item>
                <text:list-item>
                  <text:p text:style-name="P6"><text:span text:style-name="T5">Class</text:span>: CapstoneService</text:p>
                </text:list-item>
              </text:list>
            </text:list-item>
          </text:list>
        </text:list-item>
      </text:list>
      <text:list xml:id="list5244549159498883160" text:style-name="L33">
        <text:list-item>
          <text:list>
            <text:list-item>
              <text:list>
                <text:list-item>
                  <text:p text:style-name="P12"><text:span text:style-name="T3">Description</text:span></text:p>
                  <text:list>
                    <text:list-item>
                      <text:p text:style-name="P10">a service that manages NSD registration. <text:span text:style-name="T5">It also keeps track of all device information requires (barometer, gravity, ip, port) it also manages receiving tokens, sending Events to the global monitor, requesting data from peers. </text:span></text:p>
                    </text:list-item>
                    <text:list-item>
                      <text:p text:style-name="P13"><text:span text:style-name="T5">Most calls in this Service deal with grabbing data from the device sensors and then packaging them to send over the NSD network</text:span></text:p>
                    </text:list-item>
                  </text:list>
                </text:list-item>
              </text:list>
            </text:list-item>
          </text:list>
        </text:list-item>
      </text:list>
      <text:list xml:id="list3113275926353154358" text:style-name="L39">
        <text:list-item>
          <text:p text:style-name="P17"><text:span text:style-name="T5">Class: CapstoneServer</text:span></text:p>
        </text:list-item>
      </text:list>
      <text:list xml:id="list5209629583303001812" text:style-name="L40">
        <text:list-item>
          <text:list>
            <text:list-item>
              <text:p text:style-name="P19"><text:span text:style-name="T5">Description</text:span></text:p>
              <text:list>
                <text:list-item>
                  <text:p text:style-name="P14">this class manages all communication over the NSD network</text:p>
                </text:list-item>
              </text:list>
            </text:list-item>
          </text:list>
        </text:list-item>
      </text:list>
      <text:list xml:id="list7412089181527610446" text:style-name="L41">
        <text:list-item>
          <text:list>
            <text:list-item>
              <text:list>
                <text:list-item>
                  <text:p text:style-name="P16">Monitor Module</text:p>
                  <text:list>
                    <text:list-item>
                      <text:p text:style-name="P16">Event</text:p>
                      <text:list>
                        <text:list-item>
                          <text:p text:style-name="P16">An event is what is sent to the monitor to register that something has changed in the unerlying application. An event consists of an Event Type (Send, Recieve, Internal), an Network Peer Identifier, a valuation, and a vector clock. <text:span text:style-name="T6">Note: will throw exception of clocks are of different size.</text:span></text:p>
                        </text:list-item>
                      </text:list>
                    </text:list-item>
                    <text:list-item>
                      <text:p text:style-name="P20">Token</text:p>
                      <text:list>
                        <text:list-item>
                          <text:p text:style-name="P20">this class is used to represent the computation slicing tokens</text:p>
                        </text:list-item>
                      </text:list>
                    </text:list-item>
                    <text:list-item>
                      <text:p text:style-name="P20">Vector Clock</text:p>
                      <text:list>
                        <text:list-item>
                          <text:p text:style-name="P16"><text:s/>A token conssists of a Comparison (Equal, Bigger, Smaller, Concurrent) and a Map of all network peer identifiers known as the Consistent Cut.</text:p>
                        </text:list-item>
                        <text:list-item>
                          <text:p text:style-name="P16"><text:span text:style-name="T6">Function: Compare – compares two vector clocks a</text:span>nd returns the required comparison depending on the outcome. Equal if both clicks are the same, Bigger if this has a more recent event, Smaller if clock has a more recent event, Concurrent if each has some more recent event</text:p>
                        </text:list-item>
                        <text:list-item>
                          <text:p text:style-name="P20">Function: Merge – Merge two vector clocks so that the merged clock contains the most recent occuring events in each process represented by the vector clocks. This returns a merged click such that the new clock contains the most recent events. Note: will throw an exception if clocks are of different size</text:p>
                        </text:list-item>
                        <text:list-item>
                          <text:p text:style-name="P20">There are also public functions process and size, which qill get the clock for the ith process, and return the number of processes represented in the Vector clock respectivly.</text:p>
                        </text:list-item>
                      </text:list>
                    </text:list-item>
                    <text:list-item>
                      <text:p text:style-name="P16">Valuation</text:p>
                      <text:list>
                        <text:list-item>
                          <text:p text:style-name="P16">this evaluates what an Event has done to the overall monitor</text:p>
                        </text:list-item>
                      </text:list>
                    </text:list-item>
                    <text:list-item>
                      <text:p text:style-name="P31">Process State</text:p>
                    </text:list-item>
                    <text:list-item>
                      <text:p text:style-name="P31">Conjunct</text:p>
                    </text:list-item>
                    <text:list-item>
                      <text:p text:style-name="P31">MonitoringAutomation</text:p>
                    </text:list-item>
                  </text:list>
                </text:list-item>
              </text:list>
            </text:list-item>
            <text:list-item>
              <text:p text:style-name="P27"/>
            </text:list-item>
          </text:list>
        </text:list-item>
        <text:list-item>
          <text:p text:style-name="P30">System Architecture</text:p>
          <text:list>
            <text:list-item>
              <text:p text:style-name="P30">Application -&gt; Distributed Network -&gt; Global Monitoring Algorithm</text:p>
              <text:list>
                <text:list-item>
                  <text:p text:style-name="P30">when an application runs into a situation where it needs information from another device it <text:soft-page-break/>sends a message to the Global Monitor. The global monitor will find the information necessary from the device needed and update the global state with the new information.</text:p>
                </text:list-item>
                <text:list-item>
                  <text:p text:style-name="P30">The distributed network is a layer inbetween the Application and the Global Monitor. The network is a link layer between the two that manages all IP/port connections.</text:p>
                </text:list-item>
              </text:list>
            </text:list-item>
          </text:list>
        </text:list-item>
        <text:list-item>
          <text:p text:style-name="P30">Communication Protocol</text:p>
          <text:list>
            <text:list-item>
              <text:p text:style-name="P30"><text:s/></text:p>
            </text:list-item>
          </text:list>
        </text:list-item>
        <text:list-item>
          <text:p text:style-name="P26">Future Changes</text:p>
          <text:list>
            <text:list-item>
              <text:p text:style-name="P26">Drone Implementation</text:p>
              <text:list>
                <text:list-item>
                  <text:p text:style-name="P26">the Android and IOS application will be changed to support USB connection with the drones provided by the professor.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Holtrop</meta:initial-creator>
    <meta:creation-date>2015-01-15T15:05:52.934144760</meta:creation-date>
    <dc:date>2015-01-16T00:57:26.836839557</dc:date>
    <dc:creator>Evan Holtrop</dc:creator>
    <meta:editing-duration>PT27M19S</meta:editing-duration>
    <meta:editing-cycles>4</meta:editing-cycles>
    <meta:generator>LibreOffice/4.3.5.2.0$Linux_X86_64 LibreOffice_project/430$Build-2</meta:generator>
    <meta:document-statistic meta:table-count="1" meta:image-count="0" meta:object-count="0" meta:page-count="3" meta:paragraph-count="68" meta:word-count="828" meta:character-count="4951" meta:non-whitespace-character-count="4242"/>
  </office:meta>
</office:document-meta>
</file>